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IVERA HERRERA, IVAN EDUAR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43035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752124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IVERA HERRERA, IVAN EDUAR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43035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9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42019533</text:p>
          </table:table-cell>
          <table:table-cell table:style-name="Tabla2.D3" office:value-type="string">
            <text:p text:style-name="P17">9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23:43:0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